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9h</text:p>
          </table:table-cell>
          <table:table-cell table:number-columns-repeated="2"/>
          <table:table-cell office:value-type="string" calcext:value-type="string">
            <text:p>Nab_9</text:p>
          </table:table-cell>
          <table:table-cell office:value-type="string" calcext:value-type="string">
            <text:p>Nab_8</text:p>
          </table:table-cell>
          <table:table-cell office:value-type="string" calcext:value-type="string">
            <text:p>Nab_7</text:p>
          </table:table-cell>
          <table:table-cell office:value-type="string" calcext:value-type="string">
            <text:p>Nab_6</text:p>
          </table:table-cell>
          <table:table-cell office:value-type="string" calcext:value-type="string">
            <text:p>Nab_5</text:p>
          </table:table-cell>
          <table:table-cell office:value-type="string" calcext:value-type="string">
            <text:p>Nab_4</text:p>
          </table:table-cell>
          <table:table-cell office:value-type="string" calcext:value-type="string">
            <text:p>Nab_3</text:p>
          </table:table-cell>
          <table:table-cell office:value-type="string" calcext:value-type="string">
            <text:p>Nab_2</text:p>
          </table:table-cell>
          <table:table-cell office:value-type="string" calcext:value-type="string">
            <text:p>Nab_1</text:p>
          </table:table-cell>
          <table:table-cell office:value-type="string" calcext:value-type="string">
            <text:p>Nab_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#OP</text:p>
          </table:table-cell>
          <table:table-cell office:value-type="string" calcext:value-type="string">
            <text:p>OP_0</text:p>
          </table:table-cell>
          <table:table-cell office:value-type="string" calcext:value-type="string">
            <text:p>OP_1</text:p>
          </table:table-cell>
          <table:table-cell office:value-type="string" calcext:value-type="string">
            <text:p>OP_2</text:p>
          </table:table-cell>
          <table:table-cell office:value-type="string" calcext:value-type="string">
            <text:p>OP_3</text:p>
          </table:table-cell>
          <table:table-cell office:value-type="string" calcext:value-type="string">
            <text:p>OP_4</text:p>
          </table:table-cell>
          <table:table-cell office:value-type="string" calcext:value-type="string">
            <text:p>OP_5</text:p>
          </table:table-cell>
          <table:table-cell office:value-type="string" calcext:value-type="string">
            <text:p>OP_6</text:p>
          </table:table-cell>
          <table:table-cell office:value-type="string" calcext:value-type="string">
            <text:p>OP_7</text:p>
          </table:table-cell>
          <table:table-cell office:value-type="string" calcext:value-type="string">
            <text:p>OP_8</text:p>
          </table:table-cell>
          <table:table-cell office:value-type="string" calcext:value-type="string">
            <text:p>OP_9</text:p>
          </table:table-cell>
        </table:table-row>
        <table:table-row table:style-name="ro1">
          <table:table-cell office:value-type="float" office:value="0.112648" calcext:value-type="float">
            <text:p>0.112648</text:p>
          </table:table-cell>
          <table:table-cell office:value-type="float" office:value="0.554796" calcext:value-type="float">
            <text:p>0.5547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573502" calcext:value-type="float">
            <text:p>-0.0573502</text:p>
          </table:table-cell>
          <table:table-cell office:value-type="float" office:value="0.439941" calcext:value-type="float">
            <text:p>0.4399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373459" calcext:value-type="float">
            <text:p>-0.0373459</text:p>
          </table:table-cell>
          <table:table-cell office:value-type="float" office:value="0.536133" calcext:value-type="float">
            <text:p>0.5361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2652" calcext:value-type="float">
            <text:p>0.132652</text:p>
          </table:table-cell>
          <table:table-cell office:value-type="float" office:value="0.59809" calcext:value-type="float">
            <text:p>0.598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7348" calcext:value-type="float">
            <text:p>-0.047348</text:p>
          </table:table-cell>
          <table:table-cell office:value-type="float" office:value="0.503689" calcext:value-type="float">
            <text:p>0.5036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265" calcext:value-type="float">
            <text:p>0.12265</text:p>
          </table:table-cell>
          <table:table-cell office:value-type="float" office:value="0.568902" calcext:value-type="float">
            <text:p>0.5689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08:10:23.980244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8:34:17.397919773</meta:creation-date>
    <dc:date>2020-11-12T21:22:32.571630915</dc:date>
    <meta:editing-duration>PT26M9S</meta:editing-duration>
    <meta:editing-cycles>5</meta:editing-cycles>
    <meta:generator>LibreOffice/6.1.5.2$Linux_X86_64 LibreOffice_project/10$Build-2</meta:generator>
    <meta:document-statistic meta:table-count="1" meta:cell-count="110" meta:object-count="0"/>
  </office:meta>
</office:document-meta>
</file>